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ee545" officeooo:paragraph-rsid="000ee545"/>
    </style:style>
    <style:style style:name="P2" style:family="paragraph" style:parent-style-name="Standard" style:list-style-name="L1">
      <style:text-properties officeooo:rsid="00115081" officeooo:paragraph-rsid="00115081"/>
    </style:style>
    <style:style style:name="P3" style:family="paragraph" style:parent-style-name="Standard" style:list-style-name="L1">
      <style:text-properties officeooo:rsid="001025fb" officeooo:paragraph-rsid="001025fb"/>
    </style:style>
    <style:style style:name="P4" style:family="paragraph" style:parent-style-name="Standard" style:list-style-name="L1">
      <style:text-properties officeooo:rsid="001167f1" officeooo:paragraph-rsid="001167f1"/>
    </style:style>
    <style:style style:name="P5" style:family="paragraph" style:parent-style-name="Standard" style:list-style-name="L1">
      <style:text-properties officeooo:rsid="00159979" officeooo:paragraph-rsid="00159979"/>
    </style:style>
    <style:style style:name="P6" style:family="paragraph" style:parent-style-name="Standard" style:list-style-name="L1">
      <style:text-properties fo:font-weight="bold" officeooo:rsid="00159979" officeooo:paragraph-rsid="00159979" style:font-weight-asian="bold" style:font-weight-complex="bold"/>
    </style:style>
    <style:style style:name="P7" style:family="paragraph" style:parent-style-name="Standard" style:list-style-name="L1">
      <style:text-properties officeooo:rsid="001752c6" officeooo:paragraph-rsid="001752c6"/>
    </style:style>
    <style:style style:name="P8" style:family="paragraph" style:parent-style-name="Standard" style:list-style-name="L1">
      <style:text-properties officeooo:rsid="00176aa3" officeooo:paragraph-rsid="00176aa3"/>
    </style:style>
    <style:style style:name="P9" style:family="paragraph" style:parent-style-name="Standard" style:list-style-name="L1">
      <style:text-properties officeooo:rsid="00178c96" officeooo:paragraph-rsid="00178c96"/>
    </style:style>
    <style:style style:name="P10" style:family="paragraph" style:parent-style-name="Standard" style:list-style-name="L1">
      <style:text-properties officeooo:rsid="0018f4e4" officeooo:paragraph-rsid="0018f4e4"/>
    </style:style>
    <style:style style:name="P11" style:family="paragraph" style:parent-style-name="Standard" style:list-style-name="L1">
      <style:text-properties officeooo:rsid="00191f47" officeooo:paragraph-rsid="00191f47"/>
    </style:style>
    <style:style style:name="P12" style:family="paragraph" style:parent-style-name="Standard" style:list-style-name="L1">
      <style:text-properties officeooo:rsid="0019f5d9" officeooo:paragraph-rsid="0019f5d9"/>
    </style:style>
    <style:style style:name="P13" style:family="paragraph" style:parent-style-name="Standard" style:list-style-name="L1">
      <style:text-properties officeooo:rsid="001b68c3" officeooo:paragraph-rsid="001b68c3"/>
    </style:style>
    <style:style style:name="P14" style:family="paragraph" style:parent-style-name="Standard" style:list-style-name="L1">
      <style:text-properties officeooo:rsid="001ca8d3" officeooo:paragraph-rsid="001ca8d3"/>
    </style:style>
    <style:style style:name="T1" style:family="text">
      <style:text-properties officeooo:rsid="001025fb"/>
    </style:style>
    <style:style style:name="T2" style:family="text">
      <style:text-properties officeooo:rsid="00124ea7"/>
    </style:style>
    <style:style style:name="T3" style:family="text">
      <style:text-properties officeooo:rsid="001422fe"/>
    </style:style>
    <style:style style:name="T4" style:family="text">
      <style:text-properties officeooo:rsid="001b68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16470583" text:style-name="L1">
        <text:list-item>
          <text:p text:style-name="P1">Take out the business about infra-marginal entrant innovation, but mention the assumption about no infra-marginal stuff about incumbents</text:p>
          <text:list>
            <text:list-item>
              <text:p text:style-name="P1">Probably no one would think it’s an issue, and it clutters the paper</text:p>
            </text:list-item>
            <text:list-item>
              <text:p text:style-name="P1">Also, put “Assumption of no catch up growth is standard” thing in footnote</text:p>
            </text:list-item>
          </text:list>
        </text:list-item>
        <text:list-item>
          <text:p text:style-name="P1">Take out “not sure if this paragraph is useful”</text:p>
        </text:list-item>
        <text:list-item>
          <text:p text:style-name="P1">Footnote 6 is very cryptic and misleading – it’s about ANALYTICS, not computation. So if putting it there, make it more clear. Or take it out.</text:p>
          <text:list>
            <text:list-item>
              <text:p text:style-name="P2">Also getting ahead of myself – put it later on, after talking about entrants and their technology</text:p>
            </text:list-item>
          </text:list>
        </text:list-item>
        <text:list-item>
          <text:p text:style-name="P1"><text:span text:style-name="T1">Nu paragraph </text:span>“<text:span text:style-name="T1">It is meant to reflect both…” - not a good sentence – need to be more explicit that I’m acknowledging that there’s no microfoundation</text:span></text:p>
        </text:list-item>
        <text:list-item>
          <text:p text:style-name="P3">Direct cost of NCAs: “if incumbent DOES use NCA” not “likes to usE”</text:p>
          <text:list>
            <text:list-item>
              <text:p text:style-name="P3">Also, don’t say “direct technological constraint” just say “direct costs”</text:p>
            </text:list-item>
          </text:list>
        </text:list-item>
        <text:list-item>
          <text:p text:style-name="P3">Need to acknowledge and discuss proportionality to V</text:p>
        </text:list-item>
        <text:list-item>
          <text:p text:style-name="P3">Value of future spinout formation – don’t mention household wages yet, getting ahead of yourslef</text:p>
        </text:list-item>
        <text:list-item>
          <text:p text:style-name="P2">Move “No idea stealing” section to before, when talking about spinout generation technology</text:p>
        </text:list-item>
        <text:list-item>
          <text:p text:style-name="P2">p. 6 – individuals have constant returns at indiv level but decreasing...write better, clarify</text:p>
          <text:list>
            <text:list-item>
              <text:p text:style-name="P2">Instead of “individual” vs “aggregate” talk about “external” returns to scale</text:p>
            </text:list-item>
            <text:list-item>
              <text:p text:style-name="P2">talk about “congestion” externality</text:p>
            </text:list-item>
          </text:list>
        </text:list-item>
        <text:list-item>
          <text:p text:style-name="P4">p. 6 – don’t even mention equilibria w/ mass points – it’s ruled out by assumption anyway (each assumed infinitesimal)</text:p>
        </text:list-item>
        <text:list-item>
          <text:p text:style-name="P4">again – take out infra frontier stuff </text:p>
        </text:list-item>
        <text:list-item>
          <text:p text:style-name="P4">2.3.4. - talk about V scaling</text:p>
        </text:list-item>
        <text:list-item>
          <text:p text:style-name="P4">2.4 – intro sentence – static and dynamic</text:p>
          <text:list>
            <text:list-item>
              <text:p text:style-name="P4">“ I will solve for a BGP” – ie dont wait until 2.4.2</text:p>
            </text:list-item>
            <text:list-item>
              <text:p text:style-name="P4">“<text:span text:style-name="T2">Typical things that mean BGP: constant interest rates, growth rate, wage growth, innovation rates.” - does this then prove that x_jt = x for all jt? </text:span><text:span text:style-name="T3">I think so, except on knife-edge.</text:span></text:p>
            </text:list-item>
            <text:list-item>
              <text:p text:style-name="P4">“conditional on {qj}, production is static, and standard; then dynamic”</text:p>
            </text:list-item>
          </text:list>
        </text:list-item>
        <text:list-item>
          <text:p text:style-name="P4">Footnote 13: just say it helps w/ matching data, and point to later calibration section discussion</text:p>
        </text:list-item>
        <text:list-item>
          <text:p text:style-name="P5">2.4.2. - be more explicit that I’m proving that x = 1 vs x = 0</text:p>
          <text:list>
            <text:list-item>
              <text:p text:style-name="P5">imagine that this is some other paper, and you want the author to guide you </text:p>
            </text:list-item>
            <text:list-item>
              <text:p text:style-name="P5">he keeps saying this...so clearly you’re not doing it better. </text:p>
            </text:list-item>
            <text:list-item>
              <text:p text:style-name="P6">ALWAYS EXPLAIN WHY YOU’RE DOING WHAT YOU’RE DOING</text:p>
            </text:list-item>
          </text:list>
        </text:list-item>
        <text:list-item>
          <text:p text:style-name="P7">Calibration</text:p>
          <text:list>
            <text:list-item>
              <text:p text:style-name="P7">Start model calibration section by talking about what parameters need to be calibrated</text:p>
            </text:list-item>
            <text:list-item>
              <text:p text:style-name="P7">There are n parameters. M I will get from outside, and n-m I will get from n-m moments. These n-m parameters are XYZ, the n-m moments are ABC.</text:p>
            </text:list-item>
            <text:list-item>
              <text:p text:style-name="P8">Condense justification of moments to one section – be less pedantic.</text:p>
            </text:list-item>
          </text:list>
        </text:list-item>
        <text:list-item>
          <text:p text:style-name="P9">Identification</text:p>
          <text:list>
            <text:list-item>
              <text:p text:style-name="P9">TALK about it, and refer to pictures in the appendix</text:p>
            </text:list-item>
            <text:list-item>
              <text:p text:style-name="P10">What’s it for? </text:p>
            </text:list-item>
          </text:list>
        </text:list-item>
        <text:list-item>
          <text:p text:style-name="P10">Comparative statics on parameters?</text:p>
          <text:list>
            <text:list-item>
              <text:p text:style-name="P10">Also, helpful for justifying choice of target moments</text:p>
            </text:list-item>
          </text:list>
        </text:list-item>
        <text:list-item>
          <text:p text:style-name="P11">Policy analysis section</text:p>
          <text:list>
            <text:list-item>
              <text:p text:style-name="P11">Talks about generic policy, but then talks about </text:p>
            </text:list-item>
            <text:list-item>
              <text:p text:style-name="P11">Maybe have separate section for NCAs</text:p>
            </text:list-item>
            <text:list-item>
              <text:p text:style-name="P11"><text:soft-page-break/>Shouldn’t be discussing theoretical considerations here – we already went quantitative by calibrating</text:p>
            </text:list-item>
            <text:list-item>
              <text:p text:style-name="P12">So maybe need to <text:span text:style-name="T4">move the theoretical sections to before calibration</text:span></text:p>
            </text:list-item>
            <text:list-item>
              <text:p text:style-name="P13">Downplay the robustness exercise – make sure you highlight the CENTERPIECE of the paper</text:p>
            </text:list-item>
            <text:list-item>
              <text:p text:style-name="P13">Paper comes across as me not wanting to put much weight on any one result - </text:p>
            </text:list-item>
            <text:list-item>
              <text:p text:style-name="P14">Pushing the frontier – it’s not perfect, it doesn’t have to be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5T17:05:51.795631102</meta:creation-date>
    <dc:date>2020-06-15T18:42:39.760767745</dc:date>
    <meta:editing-duration>PT35M44S</meta:editing-duration>
    <meta:editing-cycles>9</meta:editing-cycles>
    <meta:generator>LibreOffice/6.4.3.2$Linux_X86_64 LibreOffice_project/40$Build-2</meta:generator>
    <meta:document-statistic meta:table-count="0" meta:image-count="0" meta:object-count="0" meta:page-count="2" meta:paragraph-count="44" meta:word-count="562" meta:character-count="3196" meta:non-whitespace-character-count="2701"/>
  </office:meta>
</office:document-meta>
</file>